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09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1.2965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3.2945in"/>
    </style:style>
    <style:style style:name="co11" style:family="table-column">
      <style:table-column-properties fo:break-before="auto" style:column-width="3.002in"/>
    </style:style>
    <style:style style:name="co12" style:family="table-column">
      <style:table-column-properties fo:break-before="auto" style:column-width="3.4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2">
      <style:text-properties fo:font-weight="normal" style:font-weight-asian="normal" style:font-weight-complex="normal"/>
    </style:style>
    <style:style style:name="ce12" style:family="table-cell" style:parent-style-name="Default" style:data-style-name="N2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7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7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2">
      <style:text-properties fo:font-weight="normal" style:font-weight-asian="normal" style:font-weight-complex="normal"/>
    </style:style>
    <style:style style:name="ce18" style:family="table-cell" style:parent-style-name="Default" style:data-style-name="N2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other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4" office:value-type="string" calcext:value-type="string">
            <text:p>Drops per mL - plastic pipettes, wa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s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t-dist. critical value</text:p>
          </table:table-cell>
          <table:table-cell table:number-columns-repeated="3"/>
        </table:table-row>
        <table:table-row table:style-name="ro1">
          <table:table-cell table:style-name="ce15" office:value-type="float" office:value="28.5" calcext:value-type="float">
            <text:p>28.5</text:p>
          </table:table-cell>
          <table:table-cell table:style-name="ce17" table:formula="of:=AVERAGE([.A3:.A22])" office:value-type="float" office:value="28.435" calcext:value-type="float">
            <text:p>28.44</text:p>
          </table:table-cell>
          <table:table-cell table:style-name="ce17" table:formula="of:=STDEV([.A3:.A22])" office:value-type="float" office:value="1.0469378908839" calcext:value-type="float">
            <text:p>1.05</text:p>
          </table:table-cell>
          <table:table-cell table:style-name="ce18" table:formula="of:=[.E3]*[.C3]/SQRT(20)" office:value-type="float" office:value="0.489976384365131" calcext:value-type="float">
            <text:p>0.49</text:p>
          </table:table-cell>
          <table:table-cell table:style-name="ce19" office:value-type="float" office:value="2.093" calcext:value-type="float">
            <text:p>2.093</text:p>
          </table:table-cell>
          <table:table-cell table:number-columns-repeated="3"/>
        </table:table-row>
        <table:table-row table:style-name="ro1">
          <table:table-cell table:style-name="ce15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3" calcext:value-type="float">
            <text:p>27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5" calcext:value-type="float">
            <text:p>27.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30.7" calcext:value-type="float">
            <text:p>30.7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30.2" calcext:value-type="float">
            <text:p>30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3" calcext:value-type="float">
            <text:p>28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2" calcext:value-type="float">
            <text:p>27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6" calcext:value-type="float">
            <text:p>27.6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" calcext:value-type="float">
            <text:p>28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4" calcext:value-type="float">
            <text:p>27.4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16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chedul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3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5" table:default-cell-style-name="Default"/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Garcinia cambogia</text:p>
          </table:table-cell>
          <table:table-cell table:style-name="ce14" office:value-type="string" calcext:value-type="string">
            <text:p>Alpha lipoic acid</text:p>
          </table:table-cell>
          <table:table-cell table:style-name="ce14" office:value-type="string" calcext:value-type="string">
            <text:p>Annona muricata</text:p>
          </table:table-cell>
          <table:table-cell table:style-name="ce14" office:value-type="string" calcext:value-type="string">
            <text:p>CBDfx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Planning Notes</text:p>
          </table:table-cell>
          <table:table-cell table:style-name="ce14" office:value-type="string" calcext:value-type="string">
            <text:p>Observations</text:p>
          </table:table-cell>
          <table:table-cell table:style-name="ce14" office:value-type="string" calcext:value-type="string">
            <text:p>Other notes</text:p>
          </table:table-cell>
          <table:table-cell table:style-name="ce14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mg</text:p>
          </table:table-cell>
          <table:table-cell table:number-columns-repeated="2" office:value-type="string" calcext:value-type="string">
            <text:p>0 mg</text:p>
          </table:table-cell>
          <table:table-cell table:style-name="ce16"/>
          <table:table-cell office:value-type="date" office:date-value="2024-02-29" calcext:value-type="date">
            <text:p>2024-02-29</text:p>
          </table:table-cell>
          <table:table-cell/>
          <table:table-cell office:value-type="string" calcext:value-type="string">
            <text:p>Measuring was a pai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 mg</text:p>
          </table:table-cell>
          <table:table-cell table:number-columns-repeated="2" office:value-type="string" calcext:value-type="string">
            <text:p>0 mg</text:p>
          </table:table-cell>
          <table:table-cell table:style-name="ce16"/>
          <table:table-cell office:value-type="date" office:date-value="2024-03-01" calcext:value-type="date">
            <text:p>2024-03-01</text:p>
          </table:table-cell>
          <table:table-cell table:style-name="ce2" office:value-type="string" calcext:value-type="string">
            <text:p>Blood test; get steroids; dose after</text:p>
          </table:table-cell>
          <table:table-cell/>
          <table:table-cell office:value-type="string" calcext:value-type="string">
            <text:p>Found cat Garcinia paper; aligned final dose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 mg</text:p>
          </table:table-cell>
          <table:table-cell table:number-columns-repeated="2" office:value-type="string" calcext:value-type="string">
            <text:p>0 mg</text:p>
          </table:table-cell>
          <table:table-cell/>
          <table:table-cell office:value-type="date" office:date-value="2024-03-02" calcext:value-type="date">
            <text:p>2024-03-02</text:p>
          </table:table-cell>
          <table:table-cell table:number-columns-repeated="2"/>
          <table:table-cell office:value-type="string" calcext:value-type="string">
            <text:p>Recalculated ALA from notes; 6x final dose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0 mg</text:p>
          </table:table-cell>
          <table:table-cell office:value-type="string" calcext:value-type="string">
            <text:p>1 mg</text:p>
          </table:table-cell>
          <table:table-cell/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ALA delayed due to lack of solven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/>
          <table:table-cell office:value-type="date" office:date-value="2024-03-04" calcext:value-type="date">
            <text:p>2024-03-04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/>
          <table:table-cell office:value-type="date" office:date-value="2024-03-05" calcext:value-type="date">
            <text:p>2024-03-05</text:p>
          </table:table-cell>
          <table:table-cell table:number-columns-repeated="2"/>
          <table:table-cell office:value-type="string" calcext:value-type="string">
            <text:p>Prepared doses up to 03-12 tonight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2 mg</text:p>
          </table:table-cell>
          <table:table-cell/>
          <table:table-cell office:value-type="date" office:date-value="2024-03-06" calcext:value-type="date">
            <text:p>2024-03-0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/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Blood test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/>
          <table:table-cell office:value-type="date" office:date-value="2024-03-08" calcext:value-type="date">
            <text:p>2024-03-0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/>
          <table:table-cell office:value-type="date" office:date-value="2024-03-09" calcext:value-type="date">
            <text:p>2024-03-0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/>
          <table:table-cell office:value-type="date" office:date-value="2024-03-10" calcext:value-type="date">
            <text:p>2024-03-1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4 mg</text:p>
          </table:table-cell>
          <table:table-cell/>
          <table:table-cell office:value-type="date" office:date-value="2024-03-11" calcext:value-type="date">
            <text:p>2024-03-1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/>
          <table:table-cell office:value-type="date" office:date-value="2024-03-12" calcext:value-type="date">
            <text:p>2024-03-1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/>
          <table:table-cell office:value-type="date" office:date-value="2024-03-13" calcext:value-type="date">
            <text:p>2024-03-13</text:p>
          </table:table-cell>
          <table:table-cell table:number-columns-repeated="2"/>
          <table:table-cell office:value-type="string" calcext:value-type="string">
            <text:p>Prepared doses up to 03-19 tonight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/>
          <table:table-cell office:value-type="date" office:date-value="2024-03-14" calcext:value-type="date">
            <text:p>2024-03-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/>
          <table:table-cell office:value-type="date" office:date-value="2024-03-15" calcext:value-type="date">
            <text:p>2024-03-15</text:p>
          </table:table-cell>
          <table:table-cell office:value-type="string" calcext:value-type="string">
            <text:p>Blood test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/>
          <table:table-cell office:value-type="date" office:date-value="2024-03-16" calcext:value-type="date">
            <text:p>2024-03-1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/>
          <table:table-cell office:value-type="date" office:date-value="2024-03-17" calcext:value-type="date">
            <text:p>2024-03-1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/>
          <table:table-cell office:value-type="date" office:date-value="2024-03-18" calcext:value-type="date">
            <text:p>2024-03-1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/>
          <table:table-cell office:value-type="date" office:date-value="2024-03-19" calcext:value-type="date">
            <text:p>2024-03-1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/>
          <table:table-cell office:value-type="date" office:date-value="2024-03-20" calcext:value-type="date">
            <text:p>2024-03-2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/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Blood test + X-rays + hopefully apoptosis markers</text:p>
          </table:table-cell>
          <table:table-cell office:value-type="string" calcext:value-type="string">
            <text:p>Blood test skipped; no metastasis in lungs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/>
          <table:table-cell office:value-type="date" office:date-value="2024-03-22" calcext:value-type="date">
            <text:p>2024-03-22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/>
          <table:table-cell office:value-type="date" office:date-value="2024-03-23" calcext:value-type="date">
            <text:p>2024-03-23</text:p>
          </table:table-cell>
          <table:table-cell office:value-type="string" calcext:value-type="string">
            <text:p>Increased graviola dos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/>
          <table:table-cell office:value-type="date" office:date-value="2024-03-24" calcext:value-type="date">
            <text:p>2024-03-24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/>
          <table:table-cell office:value-type="date" office:date-value="2024-03-25" calcext:value-type="date">
            <text:p>2024-03-25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/>
          <table:table-cell office:value-type="date" office:date-value="2024-03-26" calcext:value-type="date">
            <text:p>2024-03-26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/>
          <table:table-cell office:value-type="date" office:date-value="2024-03-27" calcext:value-type="date">
            <text:p>2024-03-27</text:p>
          </table:table-cell>
          <table:table-cell office:value-type="string" calcext:value-type="string">
            <text:p>Take Chance to UF SMH; discuss this + octreotide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/>
          <table:table-cell office:value-type="date" office:date-value="2024-03-28" calcext:value-type="date">
            <text:p>2024-03-28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/>
          <table:table-cell office:value-type="date" office:date-value="2024-03-29" calcext:value-type="date">
            <text:p>2024-03-29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/>
          <table:table-cell office:value-type="date" office:date-value="2024-03-30" calcext:value-type="date">
            <text:p>2024-03-3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4 mg</text:p>
          </table:table-cell>
          <table:table-cell/>
          <table:table-cell office:value-type="date" office:date-value="2024-03-31" calcext:value-type="date">
            <text:p>2024-03-3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4 mg</text:p>
          </table:table-cell>
          <table:table-cell/>
          <table:table-cell office:value-type="date" office:date-value="2024-04-01" calcext:value-type="date">
            <text:p>2024-04-0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02" calcext:value-type="date">
            <text:p>2024-04-02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string" calcext:value-type="string">
            <text:p>decided to hold the dose constant while away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04" calcext:value-type="date">
            <text:p>2024-04-04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05" calcext:value-type="date">
            <text:p>2024-04-05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06" calcext:value-type="date">
            <text:p>2024-04-0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07" calcext:value-type="date">
            <text:p>2024-04-07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08" calcext:value-type="date">
            <text:p>2024-04-08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09" calcext:value-type="date">
            <text:p>2024-04-09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10" calcext:value-type="date">
            <text:p>2024-04-10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11" calcext:value-type="date">
            <text:p>2024-04-11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12" calcext:value-type="date">
            <text:p>2024-04-12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13" calcext:value-type="date">
            <text:p>2024-04-13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14" calcext:value-type="date">
            <text:p>2024-04-14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15" calcext:value-type="date">
            <text:p>2024-04-15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16" calcext:value-type="date">
            <text:p>2024-04-16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17" calcext:value-type="date">
            <text:p>2024-04-17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18" calcext:value-type="date">
            <text:p>2024-04-1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19" calcext:value-type="date">
            <text:p>2024-04-19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20" calcext:value-type="date">
            <text:p>2024-04-2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21" calcext:value-type="date">
            <text:p>2024-04-21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22" calcext:value-type="date">
            <text:p>2024-04-22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23" calcext:value-type="date">
            <text:p>2024-04-23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/>
          <table:table-cell office:value-type="date" office:date-value="2024-04-24" calcext:value-type="date">
            <text:p>2024-04-24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8 mg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string" calcext:value-type="string">
            <text:p>resume gradual increase in A.m.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8 mg</text:p>
          </table:table-cell>
          <table:table-cell/>
          <table:table-cell office:value-type="date" office:date-value="2024-04-26" calcext:value-type="date">
            <text:p>2024-04-26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8 mg</text:p>
          </table:table-cell>
          <table:table-cell/>
          <table:table-cell office:value-type="date" office:date-value="2024-04-27" calcext:value-type="date">
            <text:p>2024-04-27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2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0 mg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string" calcext:value-type="string">
            <text:p>decided to reduce G.c. doses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2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0 mg</text:p>
          </table:table-cell>
          <table:table-cell/>
          <table:table-cell office:value-type="date" office:date-value="2024-04-29" calcext:value-type="date">
            <text:p>2024-04-29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2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0 mg</text:p>
          </table:table-cell>
          <table:table-cell/>
          <table:table-cell office:value-type="date" office:date-value="2024-04-30" calcext:value-type="date">
            <text:p>2024-04-30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2 mg</text:p>
          </table:table-cell>
          <table:table-cell/>
          <table:table-cell office:value-type="date" office:date-value="2024-05-01" calcext:value-type="date">
            <text:p>2024-05-0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2 mg</text:p>
          </table:table-cell>
          <table:table-cell/>
          <table:table-cell office:value-type="date" office:date-value="2024-05-02" calcext:value-type="date">
            <text:p>2024-05-02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2 mg</text:p>
          </table:table-cell>
          <table:table-cell/>
          <table:table-cell office:value-type="date" office:date-value="2024-05-03" calcext:value-type="date">
            <text:p>2024-05-03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/>
          <table:table-cell office:value-type="date" office:date-value="2024-05-04" calcext:value-type="date">
            <text:p>2024-05-04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/>
          <table:table-cell office:value-type="date" office:date-value="2024-05-05" calcext:value-type="date">
            <text:p>2024-05-05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/>
          <table:table-cell office:value-type="date" office:date-value="2024-05-06" calcext:value-type="date">
            <text:p>2024-05-06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/>
          <table:table-cell office:value-type="date" office:date-value="2024-05-07" calcext:value-type="date">
            <text:p>2024-05-07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/>
          <table:table-cell office:value-type="date" office:date-value="2024-05-08" calcext:value-type="date">
            <text:p>2024-05-08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/>
          <table:table-cell office:value-type="date" office:date-value="2024-05-09" calcext:value-type="date">
            <text:p>2024-05-09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6 mg</text:p>
          </table:table-cell>
          <table:table-cell/>
          <table:table-cell office:value-type="date" office:date-value="2024-05-10" calcext:value-type="date">
            <text:p>2024-05-10</text:p>
          </table:table-cell>
          <table:table-cell office:value-type="string" calcext:value-type="string">
            <text:p>further reduced G.c.; increased A.m.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6 mg</text:p>
          </table:table-cell>
          <table:table-cell/>
          <table:table-cell office:value-type="date" office:date-value="2024-05-11" calcext:value-type="date">
            <text:p>2024-05-11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6 mg</text:p>
          </table:table-cell>
          <table:table-cell/>
          <table:table-cell office:value-type="date" office:date-value="2024-05-12" calcext:value-type="date">
            <text:p>2024-05-12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8 mg</text:p>
          </table:table-cell>
          <table:table-cell/>
          <table:table-cell office:value-type="date" office:date-value="2024-05-13" calcext:value-type="date">
            <text:p>2024-05-13</text:p>
          </table:table-cell>
          <table:table-cell office:value-type="string" calcext:value-type="string">
            <text:p>increased A.m.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8 mg</text:p>
          </table:table-cell>
          <table:table-cell/>
          <table:table-cell office:value-type="date" office:date-value="2024-05-14" calcext:value-type="date">
            <text:p>2024-05-14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8 mg</text:p>
          </table:table-cell>
          <table:table-cell/>
          <table:table-cell office:value-type="date" office:date-value="2024-05-15" calcext:value-type="date">
            <text:p>2024-05-15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0 mg</text:p>
          </table:table-cell>
          <table:table-cell/>
          <table:table-cell office:value-type="date" office:date-value="2024-05-16" calcext:value-type="date">
            <text:p>2024-05-16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0 mg</text:p>
          </table:table-cell>
          <table:table-cell/>
          <table:table-cell office:value-type="date" office:date-value="2024-05-17" calcext:value-type="date">
            <text:p>2024-05-17</text:p>
          </table:table-cell>
          <table:table-cell office:value-type="string" calcext:value-type="string">
            <text:p>raised G.c. dose</text:p>
          </table:table-cell>
          <table:table-cell office:value-type="string" calcext:value-type="string">
            <text:p>tumor growth exploded under lower G.c. dose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0 mg</text:p>
          </table:table-cell>
          <table:table-cell/>
          <table:table-cell office:value-type="date" office:date-value="2024-05-18" calcext:value-type="date">
            <text:p>2024-05-18</text:p>
          </table:table-cell>
          <table:table-cell/>
          <table:table-cell office:value-type="string" calcext:value-type="string">
            <text:p>attempted to feed with pipette; he aspirated</text:p>
          </table:table-cell>
          <table:table-cell office:value-type="string" calcext:value-type="string">
            <text:p>remeasured 2/3 dose and fed in wet food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2 mg</text:p>
          </table:table-cell>
          <table:table-cell/>
          <table:table-cell office:value-type="date" office:date-value="2024-05-19" calcext:value-type="date">
            <text:p>2024-05-19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2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2 mg</text:p>
          </table:table-cell>
          <table:table-cell/>
          <table:table-cell office:value-type="date" office:date-value="2024-05-20" calcext:value-type="date">
            <text:p>2024-05-20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3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2 mg</text:p>
          </table:table-cell>
          <table:table-cell/>
          <table:table-cell office:value-type="date" office:date-value="2024-05-21" calcext:value-type="date">
            <text:p>2024-05-21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2 mg</text:p>
          </table:table-cell>
          <table:table-cell/>
          <table:table-cell office:value-type="date" office:date-value="2024-05-22" calcext:value-type="date">
            <text:p>2024-05-22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4 mg</text:p>
          </table:table-cell>
          <table:table-cell office:value-type="string" calcext:value-type="string">
            <text:p>0.5 mL</text:p>
          </table:table-cell>
          <table:table-cell office:value-type="date" office:date-value="2024-05-23" calcext:value-type="date">
            <text:p>2024-05-23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4 mg</text:p>
          </table:table-cell>
          <table:table-cell office:value-type="string" calcext:value-type="string">
            <text:p>1 mL</text:p>
          </table:table-cell>
          <table:table-cell office:value-type="date" office:date-value="2024-05-24" calcext:value-type="date">
            <text:p>2024-05-24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4 mg</text:p>
          </table:table-cell>
          <table:table-cell office:value-type="string" calcext:value-type="string">
            <text:p>1 mL</text:p>
          </table:table-cell>
          <table:table-cell office:value-type="date" office:date-value="2024-05-25" calcext:value-type="date">
            <text:p>2024-05-25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6 mg</text:p>
          </table:table-cell>
          <table:table-cell office:value-type="string" calcext:value-type="string">
            <text:p>1 mL</text:p>
          </table:table-cell>
          <table:table-cell office:value-type="date" office:date-value="2024-05-26" calcext:value-type="date">
            <text:p>2024-05-26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6 mg</text:p>
          </table:table-cell>
          <table:table-cell office:value-type="string" calcext:value-type="string">
            <text:p>1 mL</text:p>
          </table:table-cell>
          <table:table-cell office:value-type="date" office:date-value="2024-05-27" calcext:value-type="date">
            <text:p>2024-05-27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6 mg</text:p>
          </table:table-cell>
          <table:table-cell office:value-type="string" calcext:value-type="string">
            <text:p>1 mL</text:p>
          </table:table-cell>
          <table:table-cell office:value-type="date" office:date-value="2024-05-28" calcext:value-type="date">
            <text:p>2024-05-28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8 mg</text:p>
          </table:table-cell>
          <table:table-cell office:value-type="string" calcext:value-type="string">
            <text:p>1 mL</text:p>
          </table:table-cell>
          <table:table-cell office:value-type="date" office:date-value="2024-05-29" calcext:value-type="date">
            <text:p>2024-05-29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8 mg</text:p>
          </table:table-cell>
          <table:table-cell office:value-type="string" calcext:value-type="string">
            <text:p>1 mL</text:p>
          </table:table-cell>
          <table:table-cell office:value-type="date" office:date-value="2024-05-30" calcext:value-type="date">
            <text:p>2024-05-30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8 mg</text:p>
          </table:table-cell>
          <table:table-cell office:value-type="string" calcext:value-type="string">
            <text:p>1 mL</text:p>
          </table:table-cell>
          <table:table-cell office:value-type="date" office:date-value="2024-05-31" calcext:value-type="date">
            <text:p>2024-05-31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38 mg</text:p>
          </table:table-cell>
          <table:table-cell office:value-type="string" calcext:value-type="string">
            <text:p>1 mL</text:p>
          </table:table-cell>
          <table:table-cell office:value-type="date" office:date-value="2024-06-01" calcext:value-type="date">
            <text:p>2024-06-01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40 mg</text:p>
          </table:table-cell>
          <table:table-cell office:value-type="string" calcext:value-type="string">
            <text:p>1 mL</text:p>
          </table:table-cell>
          <table:table-cell office:value-type="date" office:date-value="2024-06-02" calcext:value-type="date">
            <text:p>2024-06-02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40 mg</text:p>
          </table:table-cell>
          <table:table-cell office:value-type="string" calcext:value-type="string">
            <text:p>1 mL</text:p>
          </table:table-cell>
          <table:table-cell office:value-type="date" office:date-value="2024-06-03" calcext:value-type="date">
            <text:p>2024-06-03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40 mg</text:p>
          </table:table-cell>
          <table:table-cell office:value-type="string" calcext:value-type="string">
            <text:p>1 mL</text:p>
          </table:table-cell>
          <table:table-cell office:value-type="date" office:date-value="2024-06-04" calcext:value-type="date">
            <text:p>2024-06-04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42 mg</text:p>
          </table:table-cell>
          <table:table-cell office:value-type="string" calcext:value-type="string">
            <text:p>0.5 mL</text:p>
          </table:table-cell>
          <table:table-cell office:value-type="date" office:date-value="2024-06-05" calcext:value-type="date">
            <text:p>2024-06-05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42 mg</text:p>
          </table:table-cell>
          <table:table-cell office:value-type="string" calcext:value-type="string">
            <text:p>0.5 mL</text:p>
          </table:table-cell>
          <table:table-cell office:value-type="date" office:date-value="2024-06-06" calcext:value-type="date">
            <text:p>2024-06-06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42 mg</text:p>
          </table:table-cell>
          <table:table-cell office:value-type="string" calcext:value-type="string">
            <text:p>0.5 mL</text:p>
          </table:table-cell>
          <table:table-cell office:value-type="date" office:date-value="2024-06-07" calcext:value-type="date">
            <text:p>2024-06-07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44 mg</text:p>
          </table:table-cell>
          <table:table-cell office:value-type="string" calcext:value-type="string">
            <text:p>0.5 mL</text:p>
          </table:table-cell>
          <table:table-cell office:value-type="date" office:date-value="2024-06-08" calcext:value-type="date">
            <text:p>2024-06-08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44 mg</text:p>
          </table:table-cell>
          <table:table-cell office:value-type="string" calcext:value-type="string">
            <text:p>0.5 mL</text:p>
          </table:table-cell>
          <table:table-cell office:value-type="date" office:date-value="2024-06-09" calcext:value-type="date">
            <text:p>2024-06-09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44 mg</text:p>
          </table:table-cell>
          <table:table-cell office:value-type="string" calcext:value-type="string">
            <text:p>0.5 mL</text:p>
          </table:table-cell>
          <table:table-cell office:value-type="date" office:date-value="2024-06-10" calcext:value-type="date">
            <text:p>2024-06-10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46 mg</text:p>
          </table:table-cell>
          <table:table-cell office:value-type="string" calcext:value-type="string">
            <text:p>0.5 mL</text:p>
          </table:table-cell>
          <table:table-cell office:value-type="date" office:date-value="2024-06-11" calcext:value-type="date">
            <text:p>2024-06-11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46 mg</text:p>
          </table:table-cell>
          <table:table-cell office:value-type="string" calcext:value-type="string">
            <text:p>0.5 mL</text:p>
          </table:table-cell>
          <table:table-cell office:value-type="date" office:date-value="2024-06-12" calcext:value-type="date">
            <text:p>2024-06-12</text:p>
          </table:table-cell>
          <table:table-cell office:value-type="string" calcext:value-type="string">
            <text:p>reduced G.c.</text:p>
          </table:table-cell>
          <table:table-cell office:value-type="string" calcext:value-type="string">
            <text:p>he refused to eat his medicated food</text:p>
          </table:table-cell>
          <table:table-cell office:value-type="string" calcext:value-type="string">
            <text:p>scheduled vet visit for 6/14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string" calcext:value-type="string">
            <text:p>0 mg</text:p>
          </table:table-cell>
          <table:table-cell office:value-type="string" calcext:value-type="string">
            <text:p>0.5 mL</text:p>
          </table:table-cell>
          <table:table-cell office:value-type="date" office:date-value="2024-06-13" calcext:value-type="date">
            <text:p>2024-06-13</text:p>
          </table:table-cell>
          <table:table-cell office:value-type="string" calcext:value-type="string">
            <text:p>did not attempt to medicate except CBD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  <table:table-cell office:value-type="date" office:date-value="2024-06-14" calcext:value-type="date">
            <text:p>2024-06-14</text:p>
          </table:table-cell>
          <table:table-cell table:number-columns-repeated="2"/>
          <table:table-cell office:value-type="string" calcext:value-type="string">
            <text:p>vet referred to VCA; called VCA and UF for estimates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0:18:04.390068778</meta:creation-date>
    <dc:date>2024-06-14T17:09:45.693641219</dc:date>
    <meta:editing-duration>P1DT6H46M56S</meta:editing-duration>
    <meta:editing-cycles>92</meta:editing-cycles>
    <meta:generator>LibreOffice/7.3.7.2$Linux_X86_64 LibreOffice_project/30$Build-2</meta:generator>
    <meta:document-statistic meta:table-count="2" meta:cell-count="620" meta:object-count="0"/>
  </office:meta>
</office:document-meta>
</file>